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atei</text:p>
          </table:table-cell>
          <table:table-cell office:value-type="string" calcext:value-type="string">
            <text:p>Höhe 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piel-0611072-1.pdf-0.jpg</text:p>
          </table:table-cell>
          <table:table-cell office:value-type="float" office:value="4958" calcext:value-type="float">
            <text:p>4958</text:p>
          </table:table-cell>
          <table:table-cell office:value-type="float" office:value="7008" calcext:value-type="float">
            <text:p>7008</text:p>
          </table:table-cell>
          <table:table-cell office:value-type="float" office:value="870" calcext:value-type="float">
            <text:p>870</text:p>
          </table:table-cell>
          <table:table-cell table:formula="of:=[.D2]/[.B2]*100" office:value-type="float" office:value="17.5473981444131" calcext:value-type="float">
            <text:p>17,5473981444131</text:p>
          </table:table-cell>
          <table:table-cell office:value-type="float" office:value="1470" calcext:value-type="float">
            <text:p>1470</text:p>
          </table:table-cell>
          <table:table-cell table:formula="of:=[.F2]/[.B2]*100" office:value-type="float" office:value="29.6490520371117" calcext:value-type="float">
            <text:p>29,6490520371117</text:p>
          </table:table-cell>
          <table:table-cell office:value-type="float" office:value="2390" calcext:value-type="float">
            <text:p>2390</text:p>
          </table:table-cell>
          <table:table-cell table:formula="of:=[.H2]/[.C2]*100" office:value-type="float" office:value="34.1038812785388" calcext:value-type="float">
            <text:p>34,1038812785388</text:p>
          </table:table-cell>
          <table:table-cell office:value-type="float" office:value="1700" calcext:value-type="float">
            <text:p>1700</text:p>
          </table:table-cell>
          <table:table-cell table:formula="of:=[.J2]/[.C2]*100" office:value-type="float" office:value="24.2579908675799" calcext:value-type="float">
            <text:p>24,2579908675799</text:p>
          </table:table-cell>
        </table:table-row>
        <table:table-row table:style-name="ro1">
          <table:table-cell office:value-type="string" calcext:value-type="string">
            <text:p>Spiel-0611072-1.pdf-1.jpg</text:p>
          </table:table-cell>
          <table:table-cell office:value-type="float" office:value="4958" calcext:value-type="float">
            <text:p>4958</text:p>
          </table:table-cell>
          <table:table-cell office:value-type="float" office:value="7008" calcext:value-type="float">
            <text:p>7008</text:p>
          </table:table-cell>
          <table:table-cell office:value-type="float" office:value="830" calcext:value-type="float">
            <text:p>830</text:p>
          </table:table-cell>
          <table:table-cell table:formula="of:=[.D3]/[.B3]*100" office:value-type="float" office:value="16.7406212182332" calcext:value-type="float">
            <text:p>16,7406212182332</text:p>
          </table:table-cell>
          <table:table-cell office:value-type="float" office:value="1530" calcext:value-type="float">
            <text:p>1530</text:p>
          </table:table-cell>
          <table:table-cell table:formula="of:=[.F3]/[.B3]*100" office:value-type="float" office:value="30.8592174263816" calcext:value-type="float">
            <text:p>30,8592174263816</text:p>
          </table:table-cell>
          <table:table-cell office:value-type="float" office:value="2430" calcext:value-type="float">
            <text:p>2430</text:p>
          </table:table-cell>
          <table:table-cell table:formula="of:=[.H3]/[.C3]*100" office:value-type="float" office:value="34.6746575342466" calcext:value-type="float">
            <text:p>34,6746575342466</text:p>
          </table:table-cell>
          <table:table-cell office:value-type="float" office:value="1640" calcext:value-type="float">
            <text:p>1640</text:p>
          </table:table-cell>
          <table:table-cell table:formula="of:=[.J3]/[.C3]*100" office:value-type="float" office:value="23.4018264840183" calcext:value-type="float">
            <text:p>23,4018264840183</text:p>
          </table:table-cell>
        </table:table-row>
        <table:table-row table:style-name="ro1">
          <table:table-cell office:value-type="string" calcext:value-type="string">
            <text:p>Spiel-0651062-1.pdf-0.jpg</text:p>
          </table:table-cell>
          <table:table-cell office:value-type="float" office:value="4962" calcext:value-type="float">
            <text:p>4962</text:p>
          </table:table-cell>
          <table:table-cell office:value-type="float" office:value="7014" calcext:value-type="float">
            <text:p>7014</text:p>
          </table:table-cell>
          <table:table-cell office:value-type="float" office:value="1000" calcext:value-type="float">
            <text:p>1000</text:p>
          </table:table-cell>
          <table:table-cell table:formula="of:=[.D4]/[.B4]*100" office:value-type="float" office:value="20.1531640467553" calcext:value-type="float">
            <text:p>20,1531640467553</text:p>
          </table:table-cell>
          <table:table-cell office:value-type="float" office:value="1610" calcext:value-type="float">
            <text:p>1610</text:p>
          </table:table-cell>
          <table:table-cell table:formula="of:=[.F4]/[.B4]*100" office:value-type="float" office:value="32.4465941152761" calcext:value-type="float">
            <text:p>32,4465941152761</text:p>
          </table:table-cell>
          <table:table-cell office:value-type="float" office:value="2630" calcext:value-type="float">
            <text:p>2630</text:p>
          </table:table-cell>
          <table:table-cell table:formula="of:=[.H4]/[.C4]*100" office:value-type="float" office:value="37.4964357000285" calcext:value-type="float">
            <text:p>37,4964357000285</text:p>
          </table:table-cell>
          <table:table-cell office:value-type="float" office:value="1760" calcext:value-type="float">
            <text:p>1760</text:p>
          </table:table-cell>
          <table:table-cell table:formula="of:=[.J4]/[.C4]*100" office:value-type="float" office:value="25.0926717992586" calcext:value-type="float">
            <text:p>25,0926717992586</text:p>
          </table:table-cell>
        </table:table-row>
        <table:table-row table:style-name="ro1">
          <table:table-cell office:value-type="string" calcext:value-type="string">
            <text:p>Spiel-0651062-1.pdf-1.jpg</text:p>
          </table:table-cell>
          <table:table-cell office:value-type="float" office:value="4962" calcext:value-type="float">
            <text:p>4962</text:p>
          </table:table-cell>
          <table:table-cell office:value-type="float" office:value="7014" calcext:value-type="float">
            <text:p>7014</text:p>
          </table:table-cell>
          <table:table-cell office:value-type="float" office:value="1000" calcext:value-type="float">
            <text:p>1000</text:p>
          </table:table-cell>
          <table:table-cell table:formula="of:=[.D5]/[.B5]*100" office:value-type="float" office:value="20.1531640467553" calcext:value-type="float">
            <text:p>20,1531640467553</text:p>
          </table:table-cell>
          <table:table-cell office:value-type="float" office:value="1550" calcext:value-type="float">
            <text:p>1550</text:p>
          </table:table-cell>
          <table:table-cell table:formula="of:=[.F5]/[.B5]*100" office:value-type="float" office:value="31.2374042724708" calcext:value-type="float">
            <text:p>31,2374042724708</text:p>
          </table:table-cell>
          <table:table-cell office:value-type="float" office:value="2530" calcext:value-type="float">
            <text:p>2530</text:p>
          </table:table-cell>
          <table:table-cell table:formula="of:=[.H5]/[.C5]*100" office:value-type="float" office:value="36.0707157114343" calcext:value-type="float">
            <text:p>36,0707157114343</text:p>
          </table:table-cell>
          <table:table-cell office:value-type="float" office:value="1760" calcext:value-type="float">
            <text:p>1760</text:p>
          </table:table-cell>
          <table:table-cell table:formula="of:=[.J5]/[.C5]*100" office:value-type="float" office:value="25.0926717992586" calcext:value-type="float">
            <text:p>25,0926717992586</text:p>
          </table:table-cell>
        </table:table-row>
        <table:table-row table:style-name="ro1">
          <table:table-cell office:value-type="string" calcext:value-type="string">
            <text:p>Spiel-0651071-1.pdf-0.jpg</text:p>
          </table:table-cell>
          <table:table-cell office:value-type="float" office:value="4962" calcext:value-type="float">
            <text:p>4962</text:p>
          </table:table-cell>
          <table:table-cell office:value-type="float" office:value="7014" calcext:value-type="float">
            <text:p>7014</text:p>
          </table:table-cell>
          <table:table-cell office:value-type="float" office:value="1090" calcext:value-type="float">
            <text:p>1090</text:p>
          </table:table-cell>
          <table:table-cell table:formula="of:=[.D6]/[.B6]*100" office:value-type="float" office:value="21.9669488109633" calcext:value-type="float">
            <text:p>21,9669488109633</text:p>
          </table:table-cell>
          <table:table-cell office:value-type="float" office:value="1460" calcext:value-type="float">
            <text:p>1460</text:p>
          </table:table-cell>
          <table:table-cell table:formula="of:=[.F6]/[.B6]*100" office:value-type="float" office:value="29.4236195082628" calcext:value-type="float">
            <text:p>29,4236195082628</text:p>
          </table:table-cell>
          <table:table-cell office:value-type="float" office:value="2590" calcext:value-type="float">
            <text:p>2590</text:p>
          </table:table-cell>
          <table:table-cell table:formula="of:=[.H6]/[.C6]*100" office:value-type="float" office:value="36.9261477045908" calcext:value-type="float">
            <text:p>36,9261477045908</text:p>
          </table:table-cell>
          <table:table-cell office:value-type="float" office:value="1750" calcext:value-type="float">
            <text:p>1750</text:p>
          </table:table-cell>
          <table:table-cell table:formula="of:=[.J6]/[.C6]*100" office:value-type="float" office:value="24.9500998003992" calcext:value-type="float">
            <text:p>24,9500998003992</text:p>
          </table:table-cell>
        </table:table-row>
        <table:table-row table:style-name="ro1">
          <table:table-cell office:value-type="string" calcext:value-type="string">
            <text:p>Spiel-0651071-1.pdf-1.jpg</text:p>
          </table:table-cell>
          <table:table-cell office:value-type="float" office:value="4962" calcext:value-type="float">
            <text:p>4962</text:p>
          </table:table-cell>
          <table:table-cell office:value-type="float" office:value="7014" calcext:value-type="float">
            <text:p>7014</text:p>
          </table:table-cell>
          <table:table-cell office:value-type="float" office:value="970" calcext:value-type="float">
            <text:p>970</text:p>
          </table:table-cell>
          <table:table-cell table:formula="of:=[.D7]/[.B7]*100" office:value-type="float" office:value="19.5485691253527" calcext:value-type="float">
            <text:p>19,5485691253527</text:p>
          </table:table-cell>
          <table:table-cell office:value-type="float" office:value="1540" calcext:value-type="float">
            <text:p>1540</text:p>
          </table:table-cell>
          <table:table-cell table:formula="of:=[.F7]/[.B7]*100" office:value-type="float" office:value="31.0358726320032" calcext:value-type="float">
            <text:p>31,0358726320032</text:p>
          </table:table-cell>
          <table:table-cell office:value-type="float" office:value="2510" calcext:value-type="float">
            <text:p>2510</text:p>
          </table:table-cell>
          <table:table-cell table:formula="of:=[.H7]/[.C7]*100" office:value-type="float" office:value="35.7855717137154" calcext:value-type="float">
            <text:p>35,7855717137154</text:p>
          </table:table-cell>
          <table:table-cell office:value-type="float" office:value="1780" calcext:value-type="float">
            <text:p>1780</text:p>
          </table:table-cell>
          <table:table-cell table:formula="of:=[.J7]/[.C7]*100" office:value-type="float" office:value="25.3778157969775" calcext:value-type="float">
            <text:p>25,37781579697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2"/>
          <table:table-cell table:formula="of:=AVERAGE([.D$2:.D$7])" office:value-type="float" office:value="960" calcext:value-type="float">
            <text:p>960</text:p>
          </table:table-cell>
          <table:table-cell table:formula="of:=AVERAGE([.E$2:.E$7])" office:value-type="float" office:value="19.3516442320788" calcext:value-type="float">
            <text:p>19,3516442320788</text:p>
          </table:table-cell>
          <table:table-cell table:formula="of:=AVERAGE([.F$2:.F$7])" office:value-type="float" office:value="1526.66666666667" calcext:value-type="float">
            <text:p>1526,66666666667</text:p>
          </table:table-cell>
          <table:table-cell table:formula="of:=AVERAGE([.G$2:.G$7])" office:value-type="float" office:value="30.7752933319177" calcext:value-type="float">
            <text:p>30,7752933319177</text:p>
          </table:table-cell>
          <table:table-cell table:formula="of:=AVERAGE([.H$2:.H$7])" office:value-type="float" office:value="2513.33333333333" calcext:value-type="float">
            <text:p>2513,33333333333</text:p>
          </table:table-cell>
          <table:table-cell table:formula="of:=AVERAGE([.I$2:.I$7])" office:value-type="float" office:value="35.8429016070924" calcext:value-type="float">
            <text:p>35,8429016070924</text:p>
          </table:table-cell>
          <table:table-cell table:formula="of:=AVERAGE([.J$2:.J$7])" office:value-type="float" office:value="1731.66666666667" calcext:value-type="float">
            <text:p>1731,66666666667</text:p>
          </table:table-cell>
          <table:table-cell table:formula="of:=AVERAGE([.K$2:.K$7])" office:value-type="float" office:value="24.6955127579153" calcext:value-type="float">
            <text:p>24,6955127579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.00.0000</text:date>, <text:time style:data-style-name="N2" text:time-value="11:41:10.38075783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5T01:02:12.000712900</meta:creation-date>
    <dc:date>2021-12-05T11:45:36.043029271</dc:date>
    <meta:editing-duration>PT4M25S</meta:editing-duration>
    <meta:editing-cycles>2</meta:editing-cycles>
    <meta:generator>LibreOffice/7.2.3.2$Linux_X86_64 LibreOffice_project/20$Build-2</meta:generator>
    <meta:document-statistic meta:table-count="1" meta:cell-count="86" meta:object-count="0"/>
  </office:meta>
</office:document-meta>
</file>